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ROGRAMMAZIONE AD OGGETTI</text:p>
      <text:p text:style-name="Normal"/>
      <text:p text:style-name="Normal">CLASSE<text:s text:c="2"/>-&gt; E’ la descrizione ASTRATTA di come è formato un oggetto con tutti i metodi e gli attributi</text:p>
      <text:p text:style-name="Normal">Metodi -&gt; le funzioni</text:p>
      <text:p text:style-name="Normal">Attributi -&gt; caratteristiche degli oggetti<text:s/></text:p>
      <text:p text:style-name="Normal">Istanza -&gt; creazione di un oggetto</text:p>
      <text:p text:style-name="Normal"/>
      <text:p text:style-name="Normal">INCAPSULAMENTO -&gt; caratteristiche e i comportamenti di uno oggetto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leonora Paludi</meta:initial-creator>
    <dc:creator>Eleonora Paludi</dc:creator>
    <meta:creation-date>2024-03-28T11:16:00Z</meta:creation-date>
    <dc:date>2024-03-28T13:11:00Z</dc:date>
    <meta:template xlink:href="Normal.dotm" xlink:type="simple"/>
    <meta:editing-cycles>1</meta:editing-cycles>
    <meta:editing-duration>PT6900S</meta:editing-duration>
    <meta:document-statistic meta:page-count="1" meta:paragraph-count="1" meta:word-count="44" meta:character-count="299" meta:row-count="2" meta:non-whitespace-character-count="256"/>
  </office:meta>
</office:document-meta>
</file>